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229cm" fo:min-width="24.811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1.789cm" fo:min-width="2.259cm"/>
    </style:style>
    <style:style style:name="gr3" style:family="graphic" style:parent-style-name="standard">
      <style:graphic-properties draw:textarea-horizontal-align="justify" draw:textarea-vertical-align="middle" draw:auto-grow-height="false" fo:min-height="1.783cm" fo:min-width="2.318cm"/>
    </style:style>
    <style:style style:name="gr4" style:family="graphic" style:parent-style-name="standard">
      <style:graphic-properties draw:fill-color="#006699" draw:textarea-horizontal-align="justify" draw:textarea-vertical-align="middle" draw:auto-grow-height="false" fo:min-height="1.78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4cm" fo:min-width="1.37cm"/>
    </style:style>
    <style:style style:name="gr7" style:family="graphic" style:parent-style-name="standard">
      <style:graphic-properties draw:fill="none" draw:textarea-vertical-align="middle" draw:auto-grow-height="false" fo:min-height="5.66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82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1.789cm" fo:min-width="8.37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47cm" fo:min-width="1.539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469cm" fo:min-width="1.53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789cm" fo:min-width="1.65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789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789cm" fo:min-width="0.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6" style:family="graphic" style:parent-style-name="standard">
      <style:graphic-properties draw:fill="solid" draw:fill-color="#eeeeee" draw:textarea-horizontal-align="justify" draw:textarea-vertical-align="bottom" draw:auto-grow-height="false" fo:min-height="8.208cm" fo:min-width="24.691cm"/>
    </style:style>
    <style:style style:name="gr17" style:family="graphic" style:parent-style-name="standard">
      <style:graphic-properties draw:fill="solid" draw:fill-color="#cccccc" draw:textarea-horizontal-align="justify" draw:textarea-vertical-align="bottom" draw:auto-grow-height="false" fo:min-height="2.629cm" fo:min-width="5.617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83cm" fo:min-width="3.639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1.189cm" fo:min-width="3.639cm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829cm" fo:min-width="3.639cm"/>
    </style:style>
    <style:style style:name="gr21" style:family="graphic" style:parent-style-name="standard">
      <style:graphic-properties draw:fill="solid" draw:fill-color="#cccccc" draw:textarea-horizontal-align="justify" draw:textarea-vertical-align="bottom" draw:auto-grow-height="false" fo:min-height="2.628cm" fo:min-width="5.617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19cm" fo:min-width="3.639cm"/>
    </style:style>
    <style:style style:name="gr23" style:family="graphic" style:parent-style-name="standard">
      <style:graphic-properties draw:stroke="none" draw:marker-start="" draw:fill-color="#999999" draw:textarea-horizontal-align="justify" draw:textarea-vertical-align="middle" draw:auto-grow-height="false" fo:min-height="0.26cm" fo:min-width="0.009cm"/>
    </style:style>
    <style:style style:name="gr24" style:family="graphic" style:parent-style-name="standard">
      <style:graphic-properties draw:stroke="none" draw:marker-start="" draw:fill-color="#999999" draw:textarea-horizontal-align="justify" draw:textarea-vertical-align="middle" draw:auto-grow-height="false" fo:min-height="0.26cm" fo:min-width="0.01cm"/>
    </style:style>
    <style:style style:name="gr25" style:family="graphic" style:parent-style-name="standard">
      <style:graphic-properties draw:fill="none" draw:textarea-vertical-align="middle" draw:auto-grow-height="false" fo:min-height="5.663cm" fo:min-width="0cm"/>
    </style:style>
    <style:style style:name="gr2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fill="none" draw:textarea-vertical-align="middle" draw:auto-grow-height="false" fo:min-height="23.515cm" fo:min-width="0.1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7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006699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eeeeee"/>
      <style:paragraph-properties fo:text-align="center"/>
      <style:text-properties fo:font-size="18pt"/>
    </style:style>
    <style:style style:name="P11" style:family="paragraph">
      <loext:graphic-properties draw:fill="solid" draw:fill-color="#cccccc"/>
      <style:paragraph-properties fo:text-align="center"/>
      <style:text-properties fo:font-size="18pt" style:font-size-asian="14pt" style:font-size-complex="14pt"/>
    </style:style>
    <style:style style:name="P12" style:family="paragraph">
      <loext:graphic-properties draw:fill-color="#729fcf"/>
      <style:paragraph-properties fo:text-align="center"/>
      <style:text-properties fo:font-size="18pt" style:font-size-asian="14pt" style:font-size-complex="14pt"/>
    </style:style>
    <style:style style:name="P13" style:family="paragraph">
      <loext:graphic-properties draw:fill-color="#ff3333"/>
      <style:paragraph-properties fo:text-align="center"/>
      <style:text-properties fo:font-size="18pt" style:font-size-asian="14pt" style:font-size-complex="14pt"/>
    </style:style>
    <style:style style:name="P14" style:family="paragraph">
      <loext:graphic-properties draw:fill-color="#999999"/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311cm" svg:height="3.479cm" svg:x="2.205cm" svg:y="1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2.759cm" svg:height="2.039cm" svg:x="11.827cm" svg:y="2.494cm">
          <text:p text:style-name="P2">Payload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3" draw:text-style-name="P2" draw:layer="layout" svg:width="2.818cm" svg:height="2.033cm" svg:x="24.685cm" svg:y="2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03cm" svg:height="2.033cm" svg:x="25.49cm" svg:y="2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2.153cm" svg:height="1.433cm" draw:transform="rotate (1.5707963267949) translate (24.752cm 4.524cm)">
            <draw:text-box>
              <text:p><text:span text:style-name="T1">Header</text:span></text:p>
            </draw:text-box>
          </draw:frame>
          <draw:custom-shape draw:style-name="gr4" draw:text-style-name="P4" draw:layer="layout" svg:width="0.403cm" svg:height="2.033cm" svg:x="27.1cm" svg:y="2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04cm" svg:height="2.033cm" svg:x="26.294cm" svg:y="2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6" draw:layer="layout" svg:width="3.128cm" svg:height="1.254cm" draw:transform="rotate (0.712966999439684) translate (25.119cm 4.234cm)">
            <draw:text-box>
              <text:p><text:span text:style-name="T2">Header stack</text:span></text:p>
            </draw:text-box>
          </draw:frame>
        </draw:g>
        <draw:custom-shape draw:style-name="gr7" draw:text-style-name="P7" draw:layer="layout" svg:width="1.08cm" svg:height="6.238cm" draw:transform="rotate (1.5707963267949) translate (3.216cm 16.35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8" draw:layer="layout" svg:width="5.582cm" svg:height="0.962cm" svg:x="3.601cm" svg:y="16.474cm">
          <draw:text-box>
            <text:p>Logical data block</text:p>
          </draw:text-box>
        </draw:frame>
        <draw:custom-shape draw:style-name="gr9" draw:text-style-name="P3" draw:layer="layout" svg:width="8.877cm" svg:height="2.039cm" svg:x="15.186cm" svg:y="2.494cm">
          <text:p text:style-name="P2">Payload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039cm" svg:height="0.72cm" draw:transform="rotate (1.5707963267949) translate (8.683cm 4.533cm)">
          <text:p text:style-name="P2"><text:span text:style-name="T1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2.039cm" svg:height="0.719cm" draw:transform="rotate (1.5707963267949) translate (4.245cm 4.533cm)">
          <text:p text:style-name="P2"><text:span text:style-name="T1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2" draw:id="id2" draw:layer="layout" svg:width="2.039cm" svg:height="0.72cm" draw:transform="rotate (1.5707963267949) translate (2.445cm 4.533cm)">
          <text:p text:style-name="P2"><text:span text:style-name="T1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2.759cm" svg:height="2.039cm" svg:x="5.204cm" svg:y="2.494cm">
          <text:p text:style-name="P2">Payload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159cm" svg:height="2.039cm" svg:x="9.523cm" svg:y="2.4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159cm" svg:height="2.039cm" svg:x="9.523cm" svg:y="2.4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48cm" svg:height="2.039cm" svg:x="8.083cm" svg:y="2.49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4cm" svg:height="2.039cm" svg:x="3.285cm" svg:y="2.4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36cm" svg:height="2.039cm" svg:x="14.706cm" svg:y="2.4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36cm" svg:height="2.039cm" svg:x="24.157cm" svg:y="2.494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2.792cm" svg:height="0.962cm" svg:x="13.601cm" svg:y="1.362cm">
          <draw:text-box>
            <text:p>memory</text:p>
          </draw:text-box>
        </draw:frame>
        <draw:custom-shape draw:style-name="gr16" draw:text-style-name="P10" draw:layer="layout" svg:width="25.191cm" svg:height="8.458cm" svg:x="2.256cm" svg:y="6.637cm">
          <text:p text:style-name="P2"><text:span text:style-name="T3">Multi-part message v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6.117cm" svg:height="2.879cm" draw:transform="rotate (1.5707963267949) translate (3.156cm 13.619cm)">
          <text:p text:style-name="P2"><text:span text:style-name="T4">FairMQ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" draw:id="id1" draw:layer="layout" svg:width="4.139cm" svg:height="1.08cm" draw:transform="rotate (1.5707963267949) translate (3.516cm 12.63cm)">
          <text:p text:style-name="P2"><text:span text:style-name="T4">&amp;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6.117cm" svg:height="2.879cm" draw:transform="rotate (1.5707963267949) translate (6.575cm 13.619cm)">
          <text:p text:style-name="P2"><text:span text:style-name="T4">FairMQMess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3" draw:id="id3" draw:layer="layout" svg:width="4.139cm" svg:height="1.439cm" draw:transform="rotate (1.5707963267949) translate (6.935cm 12.63cm)">
          <text:p text:style-name="P2"><text:span text:style-name="T4">&amp;Payl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.117cm" svg:height="2.879cm" draw:transform="rotate (1.5707963267949) translate (9.994cm 13.619cm)">
          <text:p text:style-name="P2"><text:span text:style-name="T4">FairMQMess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5" draw:id="id5" draw:layer="layout" svg:width="4.139cm" svg:height="1.079cm" draw:transform="rotate (1.5707963267949) translate (10.354cm 12.63cm)">
          <text:p text:style-name="P2"><text:span text:style-name="T4">&amp;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6.117cm" svg:height="2.879cm" draw:transform="rotate (1.5707963267949) translate (13.412cm 13.619cm)">
          <text:p text:style-name="P2"><text:span text:style-name="T4">FairMQMess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xml:id="id7" draw:id="id7" draw:layer="layout" svg:width="4.139cm" svg:height="1.439cm" draw:transform="rotate (1.5707963267949) translate (13.772cm 12.63cm)">
          <text:p text:style-name="P2"><text:span text:style-name="T4">&amp;Payloa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6.117cm" svg:height="2.879cm" draw:transform="rotate (1.5707963267949) translate (16.831cm 13.619cm)">
          <text:p text:style-name="P2"><text:span text:style-name="T4">FairMQMessag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139cm" svg:height="1.08cm" draw:transform="rotate (1.5707963267949) translate (17.191cm 12.63cm)">
          <text:p text:style-name="P2"><text:span text:style-name="T4">&amp;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6.117cm" svg:height="2.878cm" draw:transform="rotate (1.5707963267949) translate (20.25cm 13.619cm)">
          <text:p text:style-name="P2"><text:span text:style-name="T4">FairMQMessag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4.139cm" svg:height="1.44cm" draw:transform="rotate (1.5707963267949) translate (20.609cm 12.63cm)">
          <text:p text:style-name="P2"><text:span text:style-name="T4">&amp;Payload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719cm" svg:height="0.72cm" svg:x="23.822cm" svg:y="9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719cm" svg:height="0.72cm" svg:x="26.09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0.72cm" svg:height="0.72cm" svg:x="24.956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.08cm" svg:height="6.237cm" draw:transform="rotate (1.5707963267949) translate (10.018cm 16.35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8" draw:layer="layout" svg:width="5.582cm" svg:height="0.962cm" svg:x="10.497cm" svg:y="16.473cm">
          <draw:text-box>
            <text:p>Logical data block</text:p>
          </draw:text-box>
        </draw:frame>
        <draw:custom-shape draw:style-name="gr7" draw:text-style-name="P7" draw:layer="layout" svg:width="1.08cm" svg:height="6.238cm" draw:transform="rotate (1.5707963267949) translate (16.819cm 16.35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8" draw:layer="layout" svg:width="5.582cm" svg:height="0.962cm" svg:x="17.11cm" svg:y="16.472cm">
          <draw:text-box>
            <text:p>Logical data block</text:p>
          </draw:text-box>
        </draw:frame>
        <draw:connector draw:style-name="gr26" draw:text-style-name="P7" draw:layer="layout" draw:type="curve" svg:x1="4.056cm" svg:y1="8.491cm" svg:x2="2.805cm" svg:y2="4.533cm" draw:start-shape="id1" draw:start-glue-point="1" draw:end-shape="id2" draw:end-glue-point="3" svg:d="M4056 8491c0-2968-1251-990-1251-3958" svg:viewBox="0 0 1252 3959">
          <text:p/>
        </draw:connector>
        <draw:connector draw:style-name="gr26" draw:text-style-name="P7" draw:layer="layout" draw:type="curve" svg:x1="7.654cm" svg:y1="8.491cm" svg:x2="6.583cm" svg:y2="4.533cm" draw:start-shape="id3" draw:start-glue-point="1" draw:end-shape="id4" draw:end-glue-point="2" svg:d="M7654 8491c0-2968-1071-990-1071-3958" svg:viewBox="0 0 1072 3959">
          <text:p/>
        </draw:connector>
        <draw:connector draw:style-name="gr27" draw:text-style-name="P7" draw:layer="layout" draw:type="curve" svg:x1="10.893cm" svg:y1="8.491cm" svg:x2="26.495cm" svg:y2="5.183cm" draw:start-shape="id5" draw:start-glue-point="1" draw:end-shape="id6" draw:end-glue-point="2" svg:d="M10893 8491c0-2481 15602-827 15602-3308" svg:viewBox="0 0 15603 3309">
          <text:p/>
        </draw:connector>
        <draw:connector draw:style-name="gr26" draw:text-style-name="P7" draw:layer="layout" draw:type="curve" svg:x1="14.491cm" svg:y1="8.491cm" svg:x2="13.206cm" svg:y2="4.533cm" draw:start-shape="id7" draw:start-glue-point="1" draw:end-shape="id8" draw:end-glue-point="2" svg:d="M14491 8491c0-2968-1285-990-1285-3958" svg:viewBox="0 0 1286 3959">
          <text:p/>
        </draw:connector>
        <draw:custom-shape draw:style-name="gr28" draw:text-style-name="P7" draw:layer="layout" svg:width="1.778cm" svg:height="25.071cm" draw:transform="rotate (1.5707963267949) translate (2.27cm 19.161cm)">
          <text:p/>
          <draw:enhanced-geometry svg:viewBox="0 0 21600 21600" draw:glue-points="21600 0 0 10800 21600 21600" draw:text-areas="13800 ?f9 21600 ?f10" draw:type="left-brace" draw:modifiers="1800 10561.359285258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8" draw:layer="layout" svg:width="5.273cm" svg:height="0.962cm" svg:x="11.547cm" svg:y="19.034cm">
          <draw:text-box>
            <text:p>Logical data s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olaj Krzewicki</meta:initial-creator>
    <meta:creation-date>2016-03-31T13:41:41.665122000</meta:creation-date>
    <dc:date>2017-03-22T16:49:08.597454000</dc:date>
    <dc:creator>Mikolaj Krzewicki</dc:creator>
    <meta:editing-duration>PT1H33M22S</meta:editing-duration>
    <meta:editing-cycles>6</meta:editing-cycles>
    <meta:generator>LibreOffice_Vanilla/5.2.1.4$MacOSX_X86_64 LibreOffice_project/e145cf15d1b452e575867b990095d176cf53383c</meta:generator>
    <meta:document-statistic meta:object-count="49"/>
  </office:meta>
</office:document-meta>
</file>